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Text_20_body">
      <style:text-properties officeooo:rsid="0014c804" officeooo:paragraph-rsid="0014c804"/>
    </style:style>
    <style:style style:name="P2" style:family="paragraph" style:parent-style-name="Text_20_body">
      <style:text-properties officeooo:rsid="0014c804" officeooo:paragraph-rsid="001609e8"/>
    </style:style>
    <style:style style:name="P3" style:family="paragraph" style:parent-style-name="Standard">
      <style:text-properties style:font-name="Arial" officeooo:rsid="0014c804" officeooo:paragraph-rsid="0014c804"/>
    </style:style>
    <style:style style:name="P4" style:family="paragraph" style:parent-style-name="Text_20_body">
      <style:text-properties style:font-name="Arial" officeooo:rsid="0014c804" officeooo:paragraph-rsid="0014c804"/>
    </style:style>
    <style:style style:name="P5" style:family="paragraph" style:parent-style-name="Text_20_body">
      <style:text-properties officeooo:paragraph-rsid="0014c804"/>
    </style:style>
    <style:style style:name="P6" style:family="paragraph" style:parent-style-name="Text_20_body">
      <style:text-properties style:font-name="Noto Mono" officeooo:rsid="0014c804" officeooo:paragraph-rsid="0014c804"/>
    </style:style>
    <style:style style:name="P7" style:family="paragraph" style:parent-style-name="Text_20_body">
      <style:text-properties style:font-name="Noto Mono" officeooo:rsid="0014c804" officeooo:paragraph-rsid="001609e8"/>
    </style:style>
    <style:style style:name="P8" style:family="paragraph" style:parent-style-name="Text_20_body">
      <style:text-properties style:font-name="Noto Mono" officeooo:rsid="001609e8" officeooo:paragraph-rsid="001609e8"/>
    </style:style>
    <style:style style:name="P9" style:family="paragraph" style:parent-style-name="Text_20_body">
      <style:text-properties style:font-name="Noto Mono" officeooo:rsid="00168ed6" officeooo:paragraph-rsid="00168ed6"/>
    </style:style>
    <style:style style:name="P10" style:family="paragraph" style:parent-style-name="Text_20_body">
      <style:text-properties style:font-name="Noto Mono" officeooo:rsid="001889d8" officeooo:paragraph-rsid="001889d8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officeooo:paragraph-rsid="0016c2c7"/>
    </style:style>
    <style:style style:name="P16" style:family="paragraph" style:parent-style-name="Text_20_body">
      <style:text-properties officeooo:paragraph-rsid="001609e8"/>
    </style:style>
    <style:style style:name="P17" style:family="paragraph" style:parent-style-name="Text_20_body">
      <style:text-properties officeooo:rsid="001609e8" officeooo:paragraph-rsid="001609e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style:font-name="Arial"/>
    </style:style>
    <style:style style:name="P23" style:family="paragraph" style:parent-style-name="Heading_20_1">
      <style:text-properties officeooo:rsid="0014c804" officeooo:paragraph-rsid="0014c804"/>
    </style:style>
    <style:style style:name="P24" style:family="paragraph" style:parent-style-name="Heading_20_1">
      <style:text-properties officeooo:rsid="0014c804" officeooo:paragraph-rsid="001609e8"/>
    </style:style>
    <style:style style:name="P25" style:family="paragraph" style:parent-style-name="Heading_20_2">
      <style:text-properties officeooo:rsid="0014c804" officeooo:paragraph-rsid="0014c804"/>
    </style:style>
    <style:style style:name="P26" style:family="paragraph" style:parent-style-name="Heading_20_2">
      <style:text-properties officeooo:rsid="0014c804" officeooo:paragraph-rsid="001609e8"/>
    </style:style>
    <style:style style:name="P27" style:family="paragraph" style:parent-style-name="Heading_20_2">
      <style:text-properties officeooo:rsid="0016c2c7" officeooo:paragraph-rsid="0016c2c7"/>
    </style:style>
    <style:style style:name="P28" style:family="paragraph" style:parent-style-name="Heading_20_3">
      <style:text-properties officeooo:paragraph-rsid="0014c804"/>
    </style:style>
    <style:style style:name="P29" style:family="paragraph" style:parent-style-name="Heading_20_3">
      <style:text-properties officeooo:rsid="0014c804" officeooo:paragraph-rsid="0014c804"/>
    </style:style>
    <style:style style:name="P30" style:family="paragraph" style:parent-style-name="Heading_20_3">
      <style:text-properties officeooo:rsid="0014c804" officeooo:paragraph-rsid="001609e8"/>
    </style:style>
    <style:style style:name="P31" style:family="paragraph" style:parent-style-name="Heading_20_3">
      <style:text-properties officeooo:paragraph-rsid="001609e8"/>
    </style:style>
    <style:style style:name="P32" style:family="paragraph" style:parent-style-name="Standard" style:master-page-name="First_20_Page">
      <style:paragraph-properties style:page-number="auto"/>
      <style:text-properties style:font-name="Arial" officeooo:rsid="0014c804" officeooo:paragraph-rsid="0014c804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515151" loext:opacity="100%" style:font-name="Noto Mono" fo:font-size="8pt" fo:background-color="#ffffff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292929" loext:opacity="100%" style:font-name="Noto Mono" fo:font-size="8pt" fo:background-color="#ffffff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b5200d" loext:opacity="100%" style:font-name="Noto Mono" fo:font-size="8pt" fo:background-color="#ffffff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f4a85" loext:opacity="100%" style:font-name="Noto Mono" fo:font-size="8pt" fo:background-color="#ffffff"/>
    </style:style>
    <style:style style:name="P37" style:family="paragraph" style:parent-style-name="Standard">
      <style:text-properties style:font-name="Noto Mono" fo:font-size="8pt" officeooo:paragraph-rsid="0016c2c7" fo:background-color="#ffffff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Noto Mono" fo:font-size="8pt" fo:background-color="#ffffff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Noto Mono" fo:font-size="8pt" officeooo:paragraph-rsid="0021dcaf" fo:background-color="#ffffff"/>
    </style:style>
    <style:style style:name="P40" style:family="paragraph" style:parent-style-name="Standard">
      <style:text-properties style:font-name="Noto Mono" fo:font-size="8pt"/>
    </style:style>
    <style:style style:name="P41" style:family="paragraph" style:parent-style-name="Standard">
      <style:paragraph-properties fo:margin-top="0cm" fo:margin-bottom="0.499cm" style:contextual-spacing="false"/>
      <style:text-properties style:font-name="Noto Mono" fo:font-size="8pt"/>
    </style:style>
    <style:style style:name="P42" style:family="paragraph" style:parent-style-name="Text_20_body">
      <style:text-properties officeooo:rsid="0014c804" officeooo:paragraph-rsid="0014c804"/>
    </style:style>
    <style:style style:name="P43" style:family="paragraph" style:parent-style-name="Text_20_body">
      <style:text-properties style:font-name="Noto Mono" officeooo:rsid="001cb52c" officeooo:paragraph-rsid="001cb52c"/>
    </style:style>
    <style:style style:name="P44" style:family="paragraph" style:parent-style-name="Text_20_body">
      <style:text-properties style:font-name="Noto Mono" officeooo:rsid="001f9749" officeooo:paragraph-rsid="001f9749"/>
    </style:style>
    <style:style style:name="P45" style:family="paragraph" style:parent-style-name="Text_20_body">
      <style:text-properties style:font-name="Noto Mono" officeooo:rsid="001f9749" officeooo:paragraph-rsid="001f9749"/>
    </style:style>
    <style:style style:name="P46" style:family="paragraph" style:parent-style-name="Text_20_body">
      <style:text-properties officeooo:paragraph-rsid="001f9749"/>
    </style:style>
    <style:style style:name="T1" style:family="text">
      <style:text-properties officeooo:rsid="0014c804"/>
    </style:style>
    <style:style style:name="T2" style:family="text">
      <style:text-properties style:font-name="Arial"/>
    </style:style>
    <style:style style:name="T3" style:family="text">
      <style:text-properties style:font-name="Arial" officeooo:rsid="0014c804"/>
    </style:style>
    <style:style style:name="T4" style:family="text">
      <style:text-properties officeooo:rsid="001609e8"/>
    </style:style>
    <style:style style:name="T5" style:family="text">
      <style:text-properties officeooo:rsid="00168ed6"/>
    </style:style>
    <style:style style:name="T6" style:family="text">
      <style:text-properties officeooo:rsid="001889d8"/>
    </style:style>
    <style:style style:name="T7" style:family="text">
      <style:text-properties officeooo:rsid="001a300a"/>
    </style:style>
    <style:style style:name="T8" style:family="text">
      <style:text-properties officeooo:rsid="001af399"/>
    </style:style>
    <style:style style:name="T9" style:family="text">
      <style:text-properties style:font-name="Noto Mono" officeooo:rsid="001f9749"/>
    </style:style>
    <style:style style:name="T10" style:family="text">
      <style:text-properties fo:color="#0f4a85" loext:opacity="100%"/>
    </style:style>
    <style:style style:name="T11" style:family="text">
      <style:text-properties fo:color="#292929" loext:opacity="100%"/>
    </style:style>
    <style:style style:name="T12" style:family="text">
      <style:text-properties fo:color="#292929" loext:opacity="100%" officeooo:rsid="00209346"/>
    </style:style>
    <style:style style:name="T13" style:family="text">
      <style:text-properties fo:color="#292929" loext:opacity="100%" officeooo:rsid="00226b55"/>
    </style:style>
    <style:style style:name="T14" style:family="text">
      <style:text-properties fo:color="#185e73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096d48" loext:opacity="100%"/>
    </style:style>
    <style:style style:name="T17" style:family="text">
      <style:text-properties fo:color="#5e2cbc" loext:opacity="100%"/>
    </style:style>
    <style:style style:name="T18" style:family="text">
      <style:text-properties fo:color="#001080" loext:opacity="100%"/>
    </style:style>
    <style:style style:name="T19" style:family="text">
      <style:text-properties fo:color="#b5200d" loext:opacity="100%"/>
    </style:style>
    <style:style style:name="T20" style:family="text">
      <style:text-properties fo:color="#ee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omputing 3: Semester 1 – 2023</text:p>
      <text:p text:style-name="P3">Lecturer Name: Áine Byrne</text:p>
      <text:p text:style-name="P3"/>
      <text:p text:style-name="P3">ASDA Assignment 3</text:p>
      <text:p text:style-name="P3">Date Due: 13/12/2023</text:p>
      <text:p text:style-name="P3"/>
      <text:p text:style-name="P3">Student Name: Gábor Major</text:p>
      <text:p text:style-name="P3">Student Number: C0027154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8"><text:a xlink:type="simple" xlink:href="#__RefHeading___Toc329_2152874304" text:style-name="Index_20_Link" text:visited-style-name="Index_20_Link">Introduction<text:tab/>3</text:a></text:p>
          <text:p text:style-name="P18"><text:a xlink:type="simple" xlink:href="#__RefHeading___Toc331_2152874304" text:style-name="Index_20_Link" text:visited-style-name="Index_20_Link">Heap Application<text:tab/>3</text:a></text:p>
          <text:p text:style-name="P19"><text:a xlink:type="simple" xlink:href="#__RefHeading___Toc335_2152874304" text:style-name="Index_20_Link" text:visited-style-name="Index_20_Link">Underlying Data Structures<text:tab/>3</text:a></text:p>
          <text:p text:style-name="P19"><text:a xlink:type="simple" xlink:href="#__RefHeading___Toc337_2152874304" text:style-name="Index_20_Link" text:visited-style-name="Index_20_Link">Operations<text:tab/>3</text:a></text:p>
          <text:p text:style-name="P20"><text:a xlink:type="simple" xlink:href="#__RefHeading___Toc339_2152874304" text:style-name="Index_20_Link" text:visited-style-name="Index_20_Link">Insert(x):<text:tab/>3</text:a></text:p>
          <text:p text:style-name="P20"><text:a xlink:type="simple" xlink:href="#__RefHeading___Toc341_2152874304" text:style-name="Index_20_Link" text:visited-style-name="Index_20_Link">FindParent(x):<text:tab/>3</text:a></text:p>
          <text:p text:style-name="P20"><text:a xlink:type="simple" xlink:href="#__RefHeading___Toc343_2152874304" text:style-name="Index_20_Link" text:visited-style-name="Index_20_Link">FindChild(x):<text:tab/>3</text:a></text:p>
          <text:p text:style-name="P20"><text:a xlink:type="simple" xlink:href="#__RefHeading___Toc345_2152874304" text:style-name="Index_20_Link" text:visited-style-name="Index_20_Link">DeleteSmall():<text:tab/>4</text:a></text:p>
          <text:p text:style-name="P19"><text:a xlink:type="simple" xlink:href="#__RefHeading___Toc347_2152874304" text:style-name="Index_20_Link" text:visited-style-name="Index_20_Link">Example<text:tab/>4</text:a></text:p>
          <text:p text:style-name="P18"><text:a xlink:type="simple" xlink:href="#__RefHeading___Toc331_2152874304%20Copy%201" text:style-name="Index_20_Link" text:visited-style-name="Index_20_Link">General Tree Application<text:tab/>4</text:a></text:p>
          <text:p text:style-name="P19"><text:a xlink:type="simple" xlink:href="#__RefHeading___Toc335_2152874304%20Copy%201" text:style-name="Index_20_Link" text:visited-style-name="Index_20_Link">Underlying Data Structures<text:tab/>4</text:a></text:p>
          <text:p text:style-name="P19"><text:a xlink:type="simple" xlink:href="#__RefHeading___Toc337_2152874304%20Copy%201" text:style-name="Index_20_Link" text:visited-style-name="Index_20_Link">Operations<text:tab/>4</text:a></text:p>
          <text:p text:style-name="P20"><text:a xlink:type="simple" xlink:href="#__RefHeading___Toc339_2152874304%20Copy%201" text:style-name="Index_20_Link" text:visited-style-name="Index_20_Link">FindParent(x):<text:tab/>5</text:a></text:p>
          <text:p text:style-name="P20"><text:a xlink:type="simple" xlink:href="#__RefHeading___Toc343_2152874304%20Copy%201" text:style-name="Index_20_Link" text:visited-style-name="Index_20_Link">FindChild(x):<text:tab/>5</text:a></text:p>
          <text:p text:style-name="P20"><text:a xlink:type="simple" xlink:href="#__RefHeading___Toc345_2152874304%20Copy%201" text:style-name="Index_20_Link" text:visited-style-name="Index_20_Link">FindSiblings(x):<text:tab/>5</text:a></text:p>
          <text:p text:style-name="P19"><text:a xlink:type="simple" xlink:href="#__RefHeading___Toc347_2152874304%20Copy%201" text:style-name="Index_20_Link" text:visited-style-name="Index_20_Link">Example<text:tab/>5</text:a></text:p>
          <text:p text:style-name="P18"><text:a xlink:type="simple" xlink:href="#__RefHeading___Toc369_2152874304" text:style-name="Index_20_Link" text:visited-style-name="Index_20_Link">Code Implementation<text:tab/>5</text:a></text:p>
          <text:p text:style-name="P19"><text:a xlink:type="simple" xlink:href="#__RefHeading___Toc371_2152874304" text:style-name="Index_20_Link" text:visited-style-name="Index_20_Link">Functions<text:tab/>5</text:a></text:p>
          <text:p text:style-name="P19"><text:a xlink:type="simple" xlink:href="#__RefHeading___Toc373_2152874304" text:style-name="Index_20_Link" text:visited-style-name="Index_20_Link">Test Data<text:tab/>6</text:a></text:p>
          <text:p text:style-name="P19"><text:a xlink:type="simple" xlink:href="#__RefHeading___Toc375_2152874304" text:style-name="Index_20_Link" text:visited-style-name="Index_20_Link">Full Code<text:tab/>6</text:a></text:p>
          <text:p text:style-name="P18"><text:a xlink:type="simple" xlink:href="#__RefHeading___Toc377_2152874304" text:style-name="Index_20_Link" text:visited-style-name="Index_20_Link">Conclusion<text:tab/>9</text:a></text:p>
        </text:index-body>
      </text:table-of-content>
      <text:p text:style-name="P3"/>
      <text:h text:style-name="P22" text:outline-level="1"><text:bookmark-start text:name="__RefHeading___Toc329_2152874304"/>Introduction<text:bookmark-end text:name="__RefHeading___Toc329_2152874304"/></text:h>
      <text:p text:style-name="P4">This report is for creating an implementation for a Heap Application and for a General Tree Application, and is split into the following 3 sections.</text:p>
      <text:p text:style-name="P4">The first section contains the implementation of the Heap Application, and the second section contains the implementation of the General Tree Application.<text:line-break/>Both of these have a description of the applications, a description of underlying data structures, a description of operations and pseudocode, and examples.</text:p>
      <text:p text:style-name="P4">The third section contains the code implementation for the Heap Application. It contains a list of functions used in the code, all test data used, and execution examples, and a full copy of the code.</text:p>
      <text:p text:style-name="P4">Finally there is a conclusion about the assignment.</text:p>
      <text:h text:style-name="P23" text:outline-level="1"><text:bookmark-start text:name="__RefHeading___Toc331_2152874304"/>Heap Application<text:bookmark-end text:name="__RefHeading___Toc331_2152874304"/></text:h>
      <text:p text:style-name="P5"><text:span text:style-name="T3"/></text:p>
      <text:h text:style-name="P25" text:outline-level="2"><text:bookmark-start text:name="__RefHeading___Toc335_2152874304"/>Underlying Data Structures<text:bookmark-end text:name="__RefHeading___Toc335_2152874304"/></text:h>
      <text:p text:style-name="P5"/>
      <text:h text:style-name="P25" text:outline-level="2"><text:bookmark-start text:name="__RefHeading___Toc337_2152874304"/>Operations<text:bookmark-end text:name="__RefHeading___Toc337_2152874304"/></text:h>
      <text:p text:style-name="P1">For all of the following operations it is assumed that the heap, and the index of the last node as variables are known in the functions. <text:span text:style-name="T6">The function upHeap </text:span><text:span text:style-name="T7">is</text:span><text:span text:style-name="T6"> also assumed to be known, </text:span><text:span text:style-name="T8">and the size of the array is assumed to be able to hold all of the data.</text:span></text:p>
      <text:h text:style-name="P28" text:outline-level="3"><text:bookmark-start text:name="__RefHeading___Toc339_2152874304"/>Insert(x):<text:bookmark-end text:name="__RefHeading___Toc339_2152874304"/></text:h>
      <text:p text:style-name="P5"><text:span text:style-name="T1">A</text:span>dds a number x <text:span text:style-name="T1">i</text:span>nto the <text:span text:style-name="T1">first free spot in the </text:span>heap, <text:span text:style-name="T6">and up heap value put in.</text:span></text:p>
      <text:p text:style-name="P6">last_index++;</text:p>
      <text:p text:style-name="P6">heap[last_index] = x;</text:p>
      <text:p text:style-name="P10">upHeap(last_index);</text:p>
      <text:h text:style-name="Heading_20_3" text:outline-level="3"><text:bookmark-start text:name="__RefHeading___Toc341_2152874304"/>FindParent(x):<text:bookmark-end text:name="__RefHeading___Toc341_2152874304"/></text:h>
      <text:p text:style-name="P1">Returns the parent of node stored at position x. The parent index is found by using floor division on the position x.</text:p>
      <text:p text:style-name="P6">return x // 2;</text:p>
      <text:h text:style-name="Heading_20_3" text:outline-level="3"><text:bookmark-start text:name="__RefHeading___Toc343_2152874304"/>FindChild(x):<text:bookmark-end text:name="__RefHeading___Toc343_2152874304"/></text:h>
      <text:p text:style-name="P1">Returns the children of node stored at position x.</text:p>
      <text:p text:style-name="P6">return [x * 2, (x * 2) + 1];</text:p>
      <text:h text:style-name="P29" text:outline-level="3"><text:bookmark-start text:name="__RefHeading___Toc345_2152874304"/><text:soft-page-break/>DeleteSmall():<text:bookmark-end text:name="__RefHeading___Toc345_2152874304"/></text:h>
      <text:p text:style-name="P1">Deletes the smallest value stored in the heap, setting its value to 0.</text:p>
      <text:p text:style-name="P43">starting_index = find_parent(last_index) + 1;</text:p>
      <text:p text:style-name="P43">smallest_value = heap[starting_index];</text:p>
      <text:p text:style-name="P43">smallest_value_index = starting_index;</text:p>
      <text:p text:style-name="P43"/>
      <text:p text:style-name="P43">for (int index = starting_index + 1; index &lt; last_index + 1; index++):</text:p>
      <text:p text:style-name="P43"><text:tab/>if (heap[index] &lt; smallest_value):</text:p>
      <text:p text:style-name="P43"><text:tab/><text:tab/>smallest_value = heap[index]</text:p>
      <text:p text:style-name="P43"><text:tab/><text:tab/>smallest_value_index = index</text:p>
      <text:p text:style-name="P43"/>
      <text:p text:style-name="P43">temp = heap[smallest_value_index];</text:p>
      <text:p text:style-name="P43">heap[smallest_value_index] = heap[last_index];</text:p>
      <text:p text:style-name="P43">heap[last_index] = temp;</text:p>
      <text:p text:style-name="P43"/>
      <text:p text:style-name="P44">heap[last_index] = 0;</text:p>
      <text:p text:style-name="P44">last_index--;</text:p>
      <text:p text:style-name="P44"/>
      <text:p text:style-name="P44">upHeap(smallest_value_index);</text:p>
      <text:h text:style-name="P25" text:outline-level="2"><text:bookmark-start text:name="__RefHeading___Toc347_2152874304"/>Example<text:bookmark-end text:name="__RefHeading___Toc347_2152874304"/></text:h>
      <text:p text:style-name="P5"/>
      <text:h text:style-name="P24" text:outline-level="1"><text:bookmark-start text:name="__RefHeading___Toc331_2152874304 Copy 1"/><text:span text:style-name="T4">General Tree</text:span> Application<text:bookmark-end text:name="__RefHeading___Toc331_2152874304 Copy 1"/></text:h>
      <text:p text:style-name="P16"><text:span text:style-name="T3"/></text:p>
      <text:h text:style-name="P26" text:outline-level="2"><text:bookmark-start text:name="__RefHeading___Toc335_2152874304 Copy 1"/>Underlying Data Structures<text:bookmark-end text:name="__RefHeading___Toc335_2152874304 Copy 1"/></text:h>
      <text:p text:style-name="P16"/>
      <text:h text:style-name="P26" text:outline-level="2"><text:bookmark-start text:name="__RefHeading___Toc337_2152874304 Copy 1"/>Operations<text:bookmark-end text:name="__RefHeading___Toc337_2152874304 Copy 1"/></text:h>
      <text:p text:style-name="P2">For all of the following operations it is assumed that the <text:span text:style-name="T4">root pointer </text:span>as <text:span text:style-name="T4">a </text:span>variable <text:span text:style-name="T4">is</text:span> known in the functions.</text:p>
      <text:h text:style-name="P31" text:outline-level="3"><text:bookmark-start text:name="__RefHeading___Toc339_2152874304 Copy 1"/><text:soft-page-break/><text:span text:style-name="T4">FindParent</text:span>(x):<text:bookmark-end text:name="__RefHeading___Toc339_2152874304 Copy 1"/></text:h>
      <text:p text:style-name="P17">Returns the parent of node x.</text:p>
      <text:p text:style-name="P8">return x.parent;</text:p>
      <text:h text:style-name="P31" text:outline-level="3"><text:bookmark-start text:name="__RefHeading___Toc343_2152874304 Copy 1"/>FindChild(x):<text:bookmark-end text:name="__RefHeading___Toc343_2152874304 Copy 1"/></text:h>
      <text:p text:style-name="P2">Returns the children of node x. <text:span text:style-name="T5">The left child is first gotten then all of its right siblings.</text:span></text:p>
      <text:p text:style-name="P9">children_list = [];</text:p>
      <text:p text:style-name="P9">current = x.left_child;</text:p>
      <text:p text:style-name="P9">while (current != null):</text:p>
      <text:p text:style-name="P9"><text:tab/>children_list.append(current);</text:p>
      <text:p text:style-name="P9"><text:tab/>current = current.right_sibling;</text:p>
      <text:p text:style-name="P7">return <text:span text:style-name="T5">children_list</text:span>;</text:p>
      <text:h text:style-name="P30" text:outline-level="3"><text:bookmark-start text:name="__RefHeading___Toc345_2152874304 Copy 1"/><text:span text:style-name="T4">FindSiblings</text:span>(<text:span text:style-name="T4">x</text:span>):<text:bookmark-end text:name="__RefHeading___Toc345_2152874304 Copy 1"/></text:h>
      <text:p text:style-name="P2">Returns the <text:span text:style-name="T4">siblings</text:span> of node x. <text:span text:style-name="T5">It gets the parent’s children, then removes itself from the list.</text:span></text:p>
      <text:p text:style-name="P9">siblings_list = FindChild(x.parent);</text:p>
      <text:p text:style-name="P9">siblings_list.remove(x);</text:p>
      <text:p text:style-name="P9">return siblings_list;</text:p>
      <text:h text:style-name="P26" text:outline-level="2"><text:bookmark-start text:name="__RefHeading___Toc347_2152874304 Copy 1"/>Example<text:bookmark-end text:name="__RefHeading___Toc347_2152874304 Copy 1"/></text:h>
      <text:p text:style-name="P1"><text:span text:style-name="T2"/></text:p>
      <text:h text:style-name="Heading_20_1" text:outline-level="1"><text:bookmark-start text:name="__RefHeading___Toc369_2152874304"/>Code Implementation<text:bookmark-end text:name="__RefHeading___Toc369_2152874304"/></text:h>
      <text:p text:style-name="P15"/>
      <text:h text:style-name="P27" text:outline-level="2"><text:bookmark-start text:name="__RefHeading___Toc371_2152874304"/>Functions<text:bookmark-end text:name="__RefHeading___Toc371_2152874304"/></text:h>
      <text:p text:style-name="P44">main() - runs the UI for the application.</text:p>
      <text:p text:style-name="P44">initialise_sample_heap() - creates a sample heap.</text:p>
      <text:p text:style-name="P44">Heap.increase_array_size(new_array_size: int) – increases the heap size by the specified amount.</text:p>
      <text:p text:style-name="P44">Heap.upheap(x: int) – up heaps the value at the index.</text:p>
      <text:p text:style-name="P44">Heap.insert(x: int) – inserts the number into the heap.</text:p>
      <text:p text:style-name="P44">Heap.find_parent(x: int) – returns the index of the parent of the given index of number.</text:p>
      <text:p text:style-name="P44"><text:soft-page-break/>Heap.find_child(x: int) – returns the index of the children of the given index of number.</text:p>
      <text:p text:style-name="P44">Heap.delete_small() - deletes the smallest value from the heap.</text:p>
      <text:p text:style-name="P46"><text:span text:style-name="T9">Heap.pretty_print_heap() - prints the heap out graphically.</text:span></text:p>
      <text:h text:style-name="P27" text:outline-level="2"><text:bookmark-start text:name="__RefHeading___Toc373_2152874304"/>Test Data<text:bookmark-end text:name="__RefHeading___Toc373_2152874304"/></text:h>
      <text:p text:style-name="P46"><text:span text:style-name="T9">Heap values in an array = [0, 82, 72, 40, 56, 61, 22, 30, 20, 51, 60, 2, 5, 19, 10, 13, 3, 15, 8, 11, 4, 16]</text:span></text:p>
      <text:h text:style-name="P27" text:outline-level="2"><text:bookmark-start text:name="__RefHeading___Toc375_2152874304"/>Full Code<text:bookmark-end text:name="__RefHeading___Toc375_2152874304"/></text:h>
      <text:p text:style-name="P37"><text:span text:style-name="T10">class</text:span><text:span text:style-name="T11"> </text:span><text:span text:style-name="T14">Heap</text:span><text:span text:style-name="T11">:</text:span></text:p>
      <text:p text:style-name="P33"><text:tab/># values is used as an array</text:p>
      <text:p text:style-name="P38"><text:span text:style-name="T11"><text:tab/>values: </text:span><text:span text:style-name="T14">list</text:span><text:span text:style-name="T11"> </text:span><text:span text:style-name="T15">=</text:span><text:span text:style-name="T11"> [</text:span><text:span text:style-name="T16">0</text:span><text:span text:style-name="T11">]</text:span></text:p>
      <text:p text:style-name="P33"><text:tab/># last_index is the position where the last value is</text:p>
      <text:p text:style-name="P38"><text:span text:style-name="T11"><text:tab/>last_index: </text:span><text:span text:style-name="T14">int</text:span><text:span text:style-name="T11"> </text:span><text:span text:style-name="T15">=</text:span><text:span text:style-name="T11"> </text:span><text:span text:style-name="T16">0</text:span></text:p>
      <text:p text:style-name="P40"/>
      <text:p text:style-name="P33"><text:tab/># increases the values size to the new array size</text:p>
      <text:p text:style-name="P38"><text:span text:style-name="T10"><text:tab/>def</text:span><text:span text:style-name="T11"> </text:span><text:span text:style-name="T17">increase_array_size</text:span><text:span text:style-name="T11">(</text:span><text:span text:style-name="T18">self</text:span><text:span text:style-name="T11">, </text:span><text:span text:style-name="T18">new_array_size</text:span><text:span text:style-name="T11">: </text:span><text:span text:style-name="T14">int</text:span><text:span text:style-name="T11">) -&gt; </text:span><text:span text:style-name="T10">None</text:span><text:span text:style-name="T11">:</text:span></text:p>
      <text:p text:style-name="P38"><text:span text:style-name="T19"><text:tab/><text:tab/>for</text:span><text:span text:style-name="T11"> index </text:span><text:span text:style-name="T19">in</text:span><text:span text:style-name="T11"> </text:span><text:span text:style-name="T17">range</text:span><text:span text:style-name="T11">(</text:span><text:span text:style-name="T17">len</text:span><text:span text:style-name="T11">(</text:span><text:span text:style-name="T10">self</text:span><text:span text:style-name="T11">.values), new_array_size):</text:span></text:p>
      <text:p text:style-name="P38"><text:span text:style-name="T10"><text:tab/><text:tab/><text:tab/>self</text:span><text:span text:style-name="T11">.values.append(</text:span><text:span text:style-name="T16">0</text:span><text:span text:style-name="T11">)</text:span></text:p>
      <text:p text:style-name="P40"/>
      <text:p text:style-name="P33"><text:tab/># up heaps value in given index</text:p>
      <text:p text:style-name="P38"><text:span text:style-name="T10"><text:tab/>def</text:span><text:span text:style-name="T11"> </text:span><text:span text:style-name="T17">up_heap</text:span><text:span text:style-name="T11">(</text:span><text:span text:style-name="T18">self</text:span><text:span text:style-name="T11">, </text:span><text:span text:style-name="T18">x</text:span><text:span text:style-name="T11">: </text:span><text:span text:style-name="T14">int</text:span><text:span text:style-name="T11">):</text:span></text:p>
      <text:p text:style-name="P38"><text:span text:style-name="T11"><text:tab/><text:tab/>parent_index: </text:span><text:span text:style-name="T14">int</text:span><text:span text:style-name="T11"> </text:span><text:span text:style-name="T15">=</text:span><text:span text:style-name="T11"> </text:span><text:span text:style-name="T10">self</text:span><text:span text:style-name="T11">.find_parent(x)</text:span></text:p>
      <text:p text:style-name="P38"><text:span text:style-name="T11"><text:tab/><text:tab/>current_index: </text:span><text:span text:style-name="T14">int</text:span><text:span text:style-name="T11"> </text:span><text:span text:style-name="T15">=</text:span><text:span text:style-name="T11"> x</text:span></text:p>
      <text:p text:style-name="P38"><text:span text:style-name="T19"><text:tab/><text:tab/>while</text:span><text:span text:style-name="T11"> parent_index </text:span><text:span text:style-name="T15">!=</text:span><text:span text:style-name="T11"> </text:span><text:span text:style-name="T16">0</text:span><text:span text:style-name="T11"> </text:span><text:span text:style-name="T10">and</text:span><text:span text:style-name="T11"> </text:span><text:span text:style-name="T10">self</text:span><text:span text:style-name="T11">.values[current_index] </text:span><text:span text:style-name="T15">&gt;</text:span><text:span text:style-name="T11"> <text:tab/><text:tab/><text:tab/></text:span><text:span text:style-name="T10">self</text:span><text:span text:style-name="T11">.values[parent_index]:</text:span></text:p>
      <text:p text:style-name="P33"><text:tab/><text:tab/><text:tab/># swapping values</text:p>
      <text:p text:style-name="P38"><text:span text:style-name="T10"><text:tab/><text:tab/><text:tab/>self</text:span><text:span text:style-name="T11">.values[parent_index], </text:span><text:span text:style-name="T10">self</text:span><text:span text:style-name="T11">.values[current_index] </text:span><text:span text:style-name="T15">=</text:span><text:span text:style-name="T11"> (</text:span></text:p>
      <text:p text:style-name="P38"><text:span text:style-name="T10"><text:tab/><text:tab/><text:tab/><text:tab/>self</text:span><text:span text:style-name="T11">.values[current_index],</text:span></text:p>
      <text:p text:style-name="P38"><text:span text:style-name="T10"><text:tab/><text:tab/><text:tab/><text:tab/>self</text:span><text:span text:style-name="T11">.values[parent_index],</text:span></text:p>
      <text:p text:style-name="P34"><text:tab/><text:tab/><text:tab/>)</text:p>
      <text:p text:style-name="P38"><text:span text:style-name="T11"><text:tab/><text:tab/><text:tab/>current_index </text:span><text:span text:style-name="T15">=</text:span><text:span text:style-name="T11"> parent_index</text:span></text:p>
      <text:p text:style-name="P38"><text:span text:style-name="T11"><text:tab/><text:tab/><text:tab/>parent_index </text:span><text:span text:style-name="T15">=</text:span><text:span text:style-name="T11"> </text:span><text:span text:style-name="T10">self</text:span><text:span text:style-name="T11">.find_parent(current_index)</text:span></text:p>
      <text:p text:style-name="P40"/>
      <text:p text:style-name="P33"><text:tab/># increases array size then inserts the new value, and up heaps</text:p>
      <text:p text:style-name="P38"><text:span text:style-name="T10"><text:tab/>def</text:span><text:span text:style-name="T11"> </text:span><text:span text:style-name="T17">insert</text:span><text:span text:style-name="T11">(</text:span><text:span text:style-name="T18">self</text:span><text:span text:style-name="T11">, </text:span><text:span text:style-name="T18">x</text:span><text:span text:style-name="T11">: </text:span><text:span text:style-name="T14">int</text:span><text:span text:style-name="T11">) -&gt; </text:span><text:span text:style-name="T10">None</text:span><text:span text:style-name="T11">:</text:span></text:p>
      <text:p text:style-name="P38"><text:span text:style-name="T10"><text:tab/><text:tab/>self</text:span><text:span text:style-name="T11">.last_index </text:span><text:span text:style-name="T15">+=</text:span><text:span text:style-name="T11"> </text:span><text:span text:style-name="T16">1</text:span></text:p>
      <text:p text:style-name="P38"><text:span text:style-name="T19"><text:tab/><text:tab/>if</text:span><text:span text:style-name="T11"> </text:span><text:span text:style-name="T10">self</text:span><text:span text:style-name="T11">.last_index </text:span><text:span text:style-name="T15">&gt;=</text:span><text:span text:style-name="T11"> </text:span><text:span text:style-name="T17">len</text:span><text:span text:style-name="T11">(</text:span><text:span text:style-name="T10">self</text:span><text:span text:style-name="T11">.values):</text:span></text:p>
      <text:p text:style-name="P38"><text:span text:style-name="T10"><text:tab/><text:tab/><text:tab/>self</text:span><text:span text:style-name="T11">.increase_array_size((</text:span><text:span text:style-name="T17">len</text:span><text:span text:style-name="T11">(</text:span><text:span text:style-name="T10">self</text:span><text:span text:style-name="T11">.values) </text:span><text:span text:style-name="T15">*</text:span><text:span text:style-name="T11"> </text:span><text:span text:style-name="T16">2</text:span><text:span text:style-name="T11">))</text:span></text:p>
      <text:p text:style-name="P40"/>
      <text:p text:style-name="P38"><text:span text:style-name="T10"><text:tab/><text:tab/>self</text:span><text:span text:style-name="T11">.values[</text:span><text:span text:style-name="T10">self</text:span><text:span text:style-name="T11">.last_index] </text:span><text:span text:style-name="T15">=</text:span><text:span text:style-name="T11"> x</text:span></text:p>
      <text:p text:style-name="P38"><text:span text:style-name="T10"><text:tab/><text:tab/>self</text:span><text:span text:style-name="T11">.up_heap(</text:span><text:span text:style-name="T10">self</text:span><text:span text:style-name="T11">.last_index)</text:span></text:p>
      <text:p text:style-name="P40"/>
      <text:p text:style-name="P33"><text:tab/># parent at floor division 2 of index given</text:p>
      <text:p text:style-name="P38"><text:span text:style-name="T10"><text:tab/>def</text:span><text:span text:style-name="T11"> </text:span><text:span text:style-name="T17">find_parent</text:span><text:span text:style-name="T11">(</text:span><text:span text:style-name="T18">self</text:span><text:span text:style-name="T11">, </text:span><text:span text:style-name="T18">x</text:span><text:span text:style-name="T11">: </text:span><text:span text:style-name="T14">int</text:span><text:span text:style-name="T11">) -&gt; </text:span><text:span text:style-name="T14">int</text:span><text:span text:style-name="T11">:</text:span></text:p>
      <text:p text:style-name="P38"><text:span text:style-name="T19"><text:tab/><text:tab/>return</text:span><text:span text:style-name="T11"> x </text:span><text:span text:style-name="T15">//</text:span><text:span text:style-name="T11"> </text:span><text:span text:style-name="T16">2</text:span></text:p>
      <text:p text:style-name="P40"/>
      <text:p text:style-name="P33"><text:tab/># returns the left and right child indexes</text:p>
      <text:p text:style-name="P38"><text:span text:style-name="T10"><text:tab/>def</text:span><text:span text:style-name="T11"> </text:span><text:span text:style-name="T17">find_child</text:span><text:span text:style-name="T11">(</text:span><text:span text:style-name="T18">self</text:span><text:span text:style-name="T11">, </text:span><text:span text:style-name="T18">x</text:span><text:span text:style-name="T11">: </text:span><text:span text:style-name="T14">int</text:span><text:span text:style-name="T11">) -&gt; </text:span><text:span text:style-name="T14">tuple</text:span><text:span text:style-name="T11">:</text:span></text:p>
      <text:p text:style-name="P38"><text:span text:style-name="T19"><text:tab/><text:tab/>return</text:span><text:span text:style-name="T11"> (x </text:span><text:span text:style-name="T15">*</text:span><text:span text:style-name="T11"> </text:span><text:span text:style-name="T16">2</text:span><text:span text:style-name="T11">, (x </text:span><text:span text:style-name="T15">*</text:span><text:span text:style-name="T11"> </text:span><text:span text:style-name="T16">2</text:span><text:span text:style-name="T11">) </text:span><text:span text:style-name="T15">+</text:span><text:span text:style-name="T11"> </text:span><text:span text:style-name="T16">1</text:span><text:span text:style-name="T11">)</text:span></text:p>
      <text:p text:style-name="P40"/>
      <text:p text:style-name="P33"><text:tab/># finds smallest value, swaps with last value and up heaps</text:p>
      <text:p text:style-name="P38"><text:span text:style-name="T10"><text:tab/>def</text:span><text:span text:style-name="T11"> </text:span><text:span text:style-name="T17">delete_small</text:span><text:span text:style-name="T11">(</text:span><text:span text:style-name="T18">self</text:span><text:span text:style-name="T11">) -&gt; </text:span><text:span text:style-name="T10">None</text:span><text:span text:style-name="T11">:</text:span></text:p>
      <text:p text:style-name="P38"><text:span text:style-name="T11"><text:tab/><text:tab/>starting_index: </text:span><text:span text:style-name="T14">int</text:span><text:span text:style-name="T11"> </text:span><text:span text:style-name="T15">=</text:span><text:span text:style-name="T11"> </text:span><text:span text:style-name="T10">self</text:span><text:span text:style-name="T11">.find_parent(</text:span><text:span text:style-name="T10">self</text:span><text:span text:style-name="T11">.last_index) </text:span><text:span text:style-name="T15">+</text:span><text:span text:style-name="T11"> </text:span><text:span text:style-name="T16">1</text:span></text:p>
      <text:p text:style-name="P38"><text:span text:style-name="T11"><text:tab/><text:tab/>smallest_value: </text:span><text:span text:style-name="T14">int</text:span><text:span text:style-name="T11"> </text:span><text:span text:style-name="T15">=</text:span><text:span text:style-name="T11"> </text:span><text:span text:style-name="T10">self</text:span><text:span text:style-name="T11">.values[starting_index]</text:span></text:p>
      <text:p text:style-name="P38"><text:span text:style-name="T11"><text:tab/><text:tab/>smallest_value_index: </text:span><text:span text:style-name="T14">int</text:span><text:span text:style-name="T11"> </text:span><text:span text:style-name="T15">=</text:span><text:span text:style-name="T11"> starting_index</text:span></text:p>
      <text:p text:style-name="P40"/>
      <text:p text:style-name="P33"><text:tab/><text:tab/># loops through all leaf nodes</text:p>
      <text:p text:style-name="P38"><text:span text:style-name="T19"><text:tab/><text:tab/>for</text:span><text:span text:style-name="T11"> index </text:span><text:span text:style-name="T19">in</text:span><text:span text:style-name="T11"> </text:span><text:span text:style-name="T17">range</text:span><text:span text:style-name="T11">(starting_index </text:span><text:span text:style-name="T15">+</text:span><text:span text:style-name="T11"> </text:span><text:span text:style-name="T16">1</text:span><text:span text:style-name="T11">, </text:span><text:span text:style-name="T10">self</text:span><text:span text:style-name="T11">.last_index </text:span><text:span text:style-name="T15">+</text:span><text:span text:style-name="T11"> </text:span><text:span text:style-name="T16">1</text:span><text:span text:style-name="T11">):</text:span></text:p>
      <text:p text:style-name="P38"><text:span text:style-name="T19"><text:tab/><text:tab/><text:tab/>if</text:span><text:span text:style-name="T11"> </text:span><text:span text:style-name="T10">self</text:span><text:span text:style-name="T11">.values[index] </text:span><text:span text:style-name="T15">&lt;</text:span><text:span text:style-name="T11"> smallest_value:</text:span></text:p>
      <text:p text:style-name="P38"><text:span text:style-name="T11"><text:tab/><text:tab/><text:tab/><text:tab/>smallest_value </text:span><text:span text:style-name="T15">=</text:span><text:span text:style-name="T11"> </text:span><text:span text:style-name="T10">self</text:span><text:span text:style-name="T11">.values[index]</text:span></text:p>
      <text:p text:style-name="P38"><text:span text:style-name="T11"><text:tab/><text:tab/><text:tab/><text:tab/>smallest_value_index </text:span><text:span text:style-name="T15">=</text:span><text:span text:style-name="T11"> index</text:span></text:p>
      <text:p text:style-name="P40"/>
      <text:p text:style-name="P33"><text:tab/><text:tab/># swapping values</text:p>
      <text:p text:style-name="P38"><text:span text:style-name="T10"><text:tab/><text:tab/>self</text:span><text:span text:style-name="T11">.values[smallest_value_index], </text:span><text:span text:style-name="T10">self</text:span><text:span text:style-name="T11">.values[</text:span><text:span text:style-name="T10">self</text:span><text:span text:style-name="T11">.last_index] </text:span><text:span text:style-name="T15">=</text:span><text:span text:style-name="T11"> (</text:span></text:p>
      <text:p text:style-name="P38"><text:soft-page-break/><text:span text:style-name="T10"><text:tab/><text:tab/><text:tab/>self</text:span><text:span text:style-name="T11">.values[</text:span><text:span text:style-name="T10">self</text:span><text:span text:style-name="T11">.last_index],</text:span></text:p>
      <text:p text:style-name="P38"><text:span text:style-name="T10"><text:tab/><text:tab/><text:tab/>self</text:span><text:span text:style-name="T11">.values[smallest_value_index],</text:span></text:p>
      <text:p text:style-name="P34"><text:tab/><text:tab/>)</text:p>
      <text:p text:style-name="P40"/>
      <text:p text:style-name="P33"><text:tab/><text:tab/># delete value</text:p>
      <text:p text:style-name="P38"><text:span text:style-name="T10"><text:tab/><text:tab/>self</text:span><text:span text:style-name="T11">.values[</text:span><text:span text:style-name="T10">self</text:span><text:span text:style-name="T11">.last_index] </text:span><text:span text:style-name="T15">=</text:span><text:span text:style-name="T11"> </text:span><text:span text:style-name="T16">0</text:span></text:p>
      <text:p text:style-name="P38"><text:span text:style-name="T10"><text:tab/><text:tab/>self</text:span><text:span text:style-name="T11">.last_index </text:span><text:span text:style-name="T15">-=</text:span><text:span text:style-name="T11"> </text:span><text:span text:style-name="T16">1</text:span></text:p>
      <text:p text:style-name="P40"/>
      <text:p text:style-name="P38"><text:span text:style-name="T10"><text:tab/><text:tab/>self</text:span><text:span text:style-name="T11">.up_heap(smallest_value_index)</text:span></text:p>
      <text:p text:style-name="P40"/>
      <text:p text:style-name="P33"><text:tab/># prints the heap graphically</text:p>
      <text:p text:style-name="P38"><text:span text:style-name="T10"><text:tab/>def</text:span><text:span text:style-name="T11"> </text:span><text:span text:style-name="T17">pretty_print_heap</text:span><text:span text:style-name="T11">(</text:span><text:span text:style-name="T18">self</text:span><text:span text:style-name="T11">) -&gt; </text:span><text:span text:style-name="T10">None</text:span><text:span text:style-name="T11">:</text:span></text:p>
      <text:p text:style-name="P38"><text:span text:style-name="T17"><text:tab/><text:tab/>print</text:span><text:span text:style-name="T11">(</text:span><text:span text:style-name="T10">"INFO: The graphical print may break when there are many values in the heap, or the values are too big."</text:span><text:span text:style-name="T11">)</text:span></text:p>
      <text:p text:style-name="P38"><text:span text:style-name="T11"><text:tab/><text:tab/>print_lines_list: </text:span><text:span text:style-name="T14">list</text:span><text:span text:style-name="T11"> </text:span><text:span text:style-name="T15">=</text:span><text:span text:style-name="T11"> []</text:span></text:p>
      <text:p text:style-name="P33"><text:tab/><text:tab/># keeps track of multiples of 2</text:p>
      <text:p text:style-name="P38"><text:span text:style-name="T11"><text:tab/><text:tab/>current_multiple: </text:span><text:span text:style-name="T14">int</text:span><text:span text:style-name="T11"> </text:span><text:span text:style-name="T15">=</text:span><text:span text:style-name="T11"> </text:span><text:span text:style-name="T16">1</text:span></text:p>
      <text:p text:style-name="P38"><text:span text:style-name="T11"><text:tab/><text:tab/>longest_number_length: </text:span><text:span text:style-name="T14">int</text:span><text:span text:style-name="T11"> </text:span><text:span text:style-name="T15">=</text:span><text:span text:style-name="T11"> </text:span><text:span text:style-name="T16">0</text:span></text:p>
      <text:p text:style-name="P38"><text:span text:style-name="T11"><text:tab/><text:tab/>counter: </text:span><text:span text:style-name="T14">int</text:span><text:span text:style-name="T11"> </text:span><text:span text:style-name="T15">=</text:span><text:span text:style-name="T11"> </text:span><text:span text:style-name="T16">1</text:span></text:p>
      <text:p text:style-name="P40"/>
      <text:p text:style-name="P33"><text:tab/><text:tab/># organises values to print out</text:p>
      <text:p text:style-name="P38"><text:span text:style-name="T19"><text:tab/><text:tab/>for</text:span><text:span text:style-name="T11"> index </text:span><text:span text:style-name="T19">in</text:span><text:span text:style-name="T11"> </text:span><text:span text:style-name="T17">range</text:span><text:span text:style-name="T11">(</text:span><text:span text:style-name="T16">1</text:span><text:span text:style-name="T11">, </text:span><text:span text:style-name="T10">self</text:span><text:span text:style-name="T11">.last_index </text:span><text:span text:style-name="T15">+</text:span><text:span text:style-name="T11"> </text:span><text:span text:style-name="T16">1</text:span><text:span text:style-name="T11">):</text:span></text:p>
      <text:p text:style-name="P38"><text:span text:style-name="T19"><text:tab/><text:tab/><text:tab/>if</text:span><text:span text:style-name="T11"> index </text:span><text:span text:style-name="T15">==</text:span><text:span text:style-name="T11"> current_multiple:</text:span></text:p>
      <text:p text:style-name="P38"><text:span text:style-name="T11"><text:tab/><text:tab/><text:tab/><text:tab/>print_lines_list.append([</text:span><text:span text:style-name="T10">" "</text:span><text:span text:style-name="T11">, </text:span><text:span text:style-name="T14">str</text:span><text:span text:style-name="T11">(</text:span><text:span text:style-name="T10">self</text:span><text:span text:style-name="T11">.values[index])])</text:span></text:p>
      <text:p text:style-name="P38"><text:span text:style-name="T11"><text:tab/><text:tab/><text:tab/><text:tab/>current_multiple </text:span><text:span text:style-name="T15">*=</text:span><text:span text:style-name="T11"> </text:span><text:span text:style-name="T16">2</text:span></text:p>
      <text:p text:style-name="P38"><text:span text:style-name="T11"><text:tab/><text:tab/><text:tab/><text:tab/>counter </text:span><text:span text:style-name="T15">=</text:span><text:span text:style-name="T11"> counter </text:span><text:span text:style-name="T15">*</text:span><text:span text:style-name="T11"> </text:span><text:span text:style-name="T16">2</text:span><text:span text:style-name="T11"> </text:span><text:span text:style-name="T15">+</text:span><text:span text:style-name="T11"> </text:span><text:span text:style-name="T16">1</text:span></text:p>
      <text:p text:style-name="P38"><text:span text:style-name="T19"><text:tab/><text:tab/><text:tab/>else</text:span><text:span text:style-name="T11">:</text:span></text:p>
      <text:p text:style-name="P33"><text:tab/><text:tab/><text:tab/><text:tab/># add to last line</text:p>
      <text:p text:style-name="P38"><text:span text:style-name="T11"><text:tab/><text:tab/><text:tab/><text:tab/>print_lines_list[</text:span><text:span text:style-name="T15">-</text:span><text:span text:style-name="T16">1</text:span><text:span text:style-name="T11">].append(</text:span><text:span text:style-name="T10">" "</text:span><text:span text:style-name="T11">)</text:span></text:p>
      <text:p text:style-name="P38"><text:span text:style-name="T11"><text:tab/><text:tab/><text:tab/><text:tab/></text:span><text:span text:style-name="T12">p</text:span><text:span text:style-name="T11">rint_lines_list[</text:span><text:span text:style-name="T15">-</text:span><text:span text:style-name="T16">1</text:span><text:span text:style-name="T11">].append(</text:span><text:span text:style-name="T10">self</text:span><text:span text:style-name="T11">.values[index])</text:span></text:p>
      <text:p text:style-name="P38"><text:span text:style-name="T19"><text:tab/><text:tab/><text:tab/>if</text:span><text:span text:style-name="T11"> longest_number_length </text:span><text:span text:style-name="T15">&lt;</text:span><text:span text:style-name="T11"> </text:span><text:span text:style-name="T17">len</text:span><text:span text:style-name="T11">(</text:span><text:span text:style-name="T14">str</text:span><text:span text:style-name="T11">(</text:span><text:span text:style-name="T10">self</text:span><text:span text:style-name="T11">.values[index])):</text:span></text:p>
      <text:p text:style-name="P38"><text:span text:style-name="T11"><text:tab/><text:tab/><text:tab/><text:tab/>longest_number_length </text:span><text:span text:style-name="T15">=</text:span><text:span text:style-name="T11"> </text:span><text:span text:style-name="T17">len</text:span><text:span text:style-name="T11">(</text:span><text:span text:style-name="T14">str</text:span><text:span text:style-name="T11">(</text:span><text:span text:style-name="T10">self</text:span><text:span text:style-name="T11">.values[index]))</text:span></text:p>
      <text:p text:style-name="P40"/>
      <text:p text:style-name="P38"><text:span text:style-name="T11"><text:tab/><text:tab/>counter </text:span><text:span text:style-name="T15">//=</text:span><text:span text:style-name="T11"> </text:span><text:span text:style-name="T16">2</text:span></text:p>
      <text:p text:style-name="P38"><text:span text:style-name="T11"><text:tab/><text:tab/>other_counter: </text:span><text:span text:style-name="T14">int</text:span><text:span text:style-name="T11"> </text:span><text:span text:style-name="T15">=</text:span><text:span text:style-name="T11"> </text:span><text:span text:style-name="T17">len</text:span><text:span text:style-name="T11">(print_lines_list)</text:span></text:p>
      <text:p text:style-name="P38"><text:span text:style-name="T19"><text:tab/><text:tab/>for</text:span><text:span text:style-name="T11"> line </text:span><text:span text:style-name="T19">in</text:span><text:span text:style-name="T11"> print_lines_list:</text:span></text:p>
      <text:p text:style-name="P33"><text:tab/><text:tab/><text:tab/><text:tab/># prints out markers whether each node is a left or right child</text:p>
      <text:p text:style-name="P38"><text:span text:style-name="T19"><text:tab/><text:tab/><text:tab/><text:tab/>if</text:span><text:span text:style-name="T11"> </text:span><text:span text:style-name="T17">len</text:span><text:span text:style-name="T11">(line) </text:span><text:span text:style-name="T15">!=</text:span><text:span text:style-name="T11"> </text:span><text:span text:style-name="T16">2</text:span><text:span text:style-name="T11">:</text:span></text:p>
      <text:p text:style-name="P38"><text:span text:style-name="T11"><text:tab/><text:tab/><text:tab/><text:tab/><text:tab/>left: </text:span><text:span text:style-name="T14">bool</text:span><text:span text:style-name="T11"> </text:span><text:span text:style-name="T15">=</text:span><text:span text:style-name="T11"> </text:span><text:span text:style-name="T10">True</text:span></text:p>
      <text:p text:style-name="P38"><text:span text:style-name="T19"><text:tab/><text:tab/><text:tab/><text:tab/><text:tab/>for</text:span><text:span text:style-name="T11"> index </text:span><text:span text:style-name="T19">in</text:span><text:span text:style-name="T11"> </text:span><text:span text:style-name="T17">range</text:span><text:span text:style-name="T11">(</text:span><text:span text:style-name="T17">len</text:span><text:span text:style-name="T11">(line)):</text:span></text:p>
      <text:p text:style-name="P38"><text:span text:style-name="T19"><text:tab/><text:tab/><text:tab/><text:tab/><text:tab/><text:tab/>if</text:span><text:span text:style-name="T11"> line[index] </text:span><text:span text:style-name="T15">==</text:span><text:span text:style-name="T11"> </text:span><text:span text:style-name="T10">" "</text:span><text:span text:style-name="T11">:</text:span></text:p>
      <text:p text:style-name="P38"><text:span text:style-name="T19"><text:tab/><text:tab/><text:tab/><text:tab/><text:tab/><text:tab/><text:tab/>if</text:span><text:span text:style-name="T11"> index </text:span><text:span text:style-name="T15">==</text:span><text:span text:style-name="T11"> </text:span><text:span text:style-name="T16">0</text:span><text:span text:style-name="T11">:</text:span></text:p>
      <text:p text:style-name="P38"><text:span text:style-name="T17"><text:tab/><text:tab/><text:tab/><text:tab/><text:tab/><text:tab/><text:tab/><text:tab/>print</text:span><text:span text:style-name="T11">(</text:span></text:p>
      <text:p text:style-name="P36"><text:tab/><text:tab/><text:tab/><text:tab/><text:tab/><text:tab/><text:tab/><text:tab/><text:tab/>" "</text:p>
      <text:p text:style-name="P38"><text:span text:style-name="T15"><text:tab/><text:tab/><text:tab/><text:tab/><text:tab/><text:tab/><text:tab/><text:tab/><text:tab/>*</text:span><text:span text:style-name="T11"> (</text:span></text:p>
      <text:p text:style-name="P38"><text:span text:style-name="T11"><text:tab/><text:tab/><text:tab/><text:tab/><text:tab/><text:tab/><text:tab/><text:tab/><text:tab/>counter </text:span><text:span text:style-name="T15">*</text:span><text:span text:style-name="T11"> longest_number_length</text:span></text:p>
      <text:p text:style-name="P38"><text:span text:style-name="T15"><text:tab/><text:tab/><text:tab/><text:tab/><text:tab/><text:tab/><text:tab/><text:tab/><text:tab/>-</text:span><text:span text:style-name="T11"> (</text:span><text:span text:style-name="T16">2</text:span><text:span text:style-name="T15">**</text:span><text:span text:style-name="T11">other_counter)</text:span></text:p>
      <text:p text:style-name="P34"><text:tab/><text:tab/><text:tab/><text:tab/><text:tab/><text:tab/><text:tab/><text:tab/><text:tab/>),</text:p>
      <text:p text:style-name="P38"><text:span text:style-name="T18"><text:tab/><text:tab/><text:tab/><text:tab/><text:tab/><text:tab/><text:tab/><text:tab/><text:tab/>end</text:span><text:span text:style-name="T15">=</text:span><text:span text:style-name="T10">""</text:span><text:span text:style-name="T11">,</text:span></text:p>
      <text:p text:style-name="P34"><text:tab/><text:tab/><text:tab/><text:tab/><text:tab/><text:tab/><text:tab/><text:tab/>)</text:p>
      <text:p text:style-name="P38"><text:span text:style-name="T19"><text:tab/><text:tab/><text:tab/><text:tab/><text:tab/><text:tab/><text:tab/>else</text:span><text:span text:style-name="T11">:</text:span></text:p>
      <text:p text:style-name="P39"><text:span text:style-name="T17"><text:tab/><text:tab/><text:tab/><text:tab/><text:tab/><text:tab/><text:tab/><text:tab/>print</text:span><text:span text:style-name="T11">(</text:span><text:span text:style-name="T10">" "</text:span><text:span text:style-name="T11"> </text:span><text:span text:style-name="T15">*</text:span><text:span text:style-name="T11"> (</text:span></text:p>
      <text:p text:style-name="P39"><text:span text:style-name="T11"><text:tab/><text:tab/><text:tab/><text:tab/><text:tab/><text:tab/><text:tab/><text:tab/>counter </text:span><text:span text:style-name="T15">*</text:span><text:span text:style-name="T11"> longest_number_length), </text:span><text:span text:style-name="T18">end</text:span><text:span text:style-name="T15">=</text:span><text:span text:style-name="T10">""</text:span><text:span text:style-name="T11">)</text:span></text:p>
      <text:p text:style-name="P38"><text:span text:style-name="T19"><text:tab/><text:tab/><text:tab/><text:tab/><text:tab/><text:tab/>else</text:span><text:span text:style-name="T11">:</text:span></text:p>
      <text:p text:style-name="P38"><text:span text:style-name="T17"><text:tab/><text:tab/><text:tab/><text:tab/><text:tab/><text:tab/><text:tab/>print</text:span><text:span text:style-name="T11">(</text:span><text:span text:style-name="T10">" "</text:span><text:span text:style-name="T11"> </text:span><text:span text:style-name="T15">*</text:span><text:span text:style-name="T11"> (longest_number_length </text:span><text:span text:style-name="T15">-</text:span><text:span text:style-name="T11"> </text:span><text:span text:style-name="T16">1</text:span><text:span text:style-name="T11">), </text:span><text:span text:style-name="T18">end</text:span><text:span text:style-name="T15">=</text:span><text:span text:style-name="T10">""</text:span><text:span text:style-name="T11">)</text:span></text:p>
      <text:p text:style-name="P38"><text:span text:style-name="T19"><text:tab/><text:tab/><text:tab/><text:tab/><text:tab/><text:tab/><text:tab/>if</text:span><text:span text:style-name="T11"> left:</text:span></text:p>
      <text:p text:style-name="P38"><text:span text:style-name="T17"><text:tab/><text:tab/><text:tab/><text:tab/><text:tab/><text:tab/><text:tab/><text:tab/>print</text:span><text:span text:style-name="T11">(</text:span><text:span text:style-name="T10">"/"</text:span><text:span text:style-name="T11">, </text:span><text:span text:style-name="T18">end</text:span><text:span text:style-name="T15">=</text:span><text:span text:style-name="T10">""</text:span><text:span text:style-name="T11">)</text:span></text:p>
      <text:p text:style-name="P38"><text:span text:style-name="T19"><text:tab/><text:tab/><text:tab/><text:tab/><text:tab/><text:tab/><text:tab/>else</text:span><text:span text:style-name="T11">:</text:span></text:p>
      <text:p text:style-name="P38"><text:span text:style-name="T17"><text:tab/><text:tab/><text:tab/><text:tab/><text:tab/><text:tab/><text:tab/><text:tab/>print</text:span><text:span text:style-name="T11">(</text:span><text:span text:style-name="T10">"</text:span><text:span text:style-name="T20">\\</text:span><text:span text:style-name="T10">"</text:span><text:span text:style-name="T11">, </text:span><text:span text:style-name="T18">end</text:span><text:span text:style-name="T15">=</text:span><text:span text:style-name="T10">""</text:span><text:span text:style-name="T11">)</text:span></text:p>
      <text:p text:style-name="P38"><text:span text:style-name="T11"><text:tab/><text:tab/><text:tab/><text:tab/><text:tab/><text:tab/><text:tab/>left </text:span><text:span text:style-name="T15">=</text:span><text:span text:style-name="T11"> </text:span><text:span text:style-name="T10">not</text:span><text:span text:style-name="T11"> left</text:span></text:p>
      <text:p text:style-name="P38"><text:span text:style-name="T17"><text:tab/><text:tab/><text:tab/><text:tab/><text:tab/>print</text:span><text:span text:style-name="T11">()</text:span></text:p>
      <text:p text:style-name="P40"/>
      <text:p text:style-name="P33"><text:tab/><text:tab/><text:tab/><text:tab/># prints out values</text:p>
      <text:p text:style-name="P38"><text:span text:style-name="T19"><text:tab/><text:tab/><text:tab/><text:tab/>for</text:span><text:span text:style-name="T11"> index </text:span><text:span text:style-name="T19">in</text:span><text:span text:style-name="T11"> </text:span><text:span text:style-name="T17">range</text:span><text:span text:style-name="T11">(</text:span><text:span text:style-name="T17">len</text:span><text:span text:style-name="T11">(line)):</text:span></text:p>
      <text:p text:style-name="P38"><text:span text:style-name="T19"><text:tab/><text:tab/><text:tab/><text:tab/><text:tab/>if</text:span><text:span text:style-name="T11"> line[index] </text:span><text:span text:style-name="T15">==</text:span><text:span text:style-name="T11"> </text:span><text:span text:style-name="T10">" "</text:span><text:span text:style-name="T11">:</text:span></text:p>
      <text:p text:style-name="P38"><text:span text:style-name="T19"><text:tab/><text:tab/><text:tab/><text:tab/><text:tab/><text:tab/>if</text:span><text:span text:style-name="T11"> index </text:span><text:span text:style-name="T15">==</text:span><text:span text:style-name="T11"> </text:span><text:span text:style-name="T16">0</text:span><text:span text:style-name="T11">:</text:span></text:p>
      <text:p text:style-name="P38"><text:span text:style-name="T17"><text:tab/><text:tab/><text:tab/><text:tab/><text:tab/><text:tab/><text:tab/>print</text:span><text:span text:style-name="T11">(</text:span></text:p>
      <text:p text:style-name="P36"><text:tab/><text:tab/><text:tab/><text:tab/><text:tab/><text:tab/><text:tab/><text:tab/>" "</text:p>
      <text:p text:style-name="P39"><text:span text:style-name="T15"><text:tab/><text:tab/><text:tab/><text:tab/><text:tab/><text:tab/><text:tab/><text:tab/>*</text:span><text:span text:style-name="T11"> (</text:span></text:p>
      <text:p text:style-name="P39"><text:span text:style-name="T11"><text:tab/><text:tab/><text:tab/><text:tab/><text:tab/><text:tab/><text:tab/><text:tab/>counter </text:span><text:span text:style-name="T15">*</text:span><text:span text:style-name="T11"> longest_number_length</text:span></text:p>
      <text:p text:style-name="P39"><text:span text:style-name="T11"><text:tab/><text:tab/><text:tab/><text:tab/><text:tab/><text:tab/><text:tab/><text:tab/></text:span><text:span text:style-name="T15">-</text:span><text:span text:style-name="T11"> (</text:span><text:span text:style-name="T16">2</text:span><text:span text:style-name="T15">**</text:span><text:span text:style-name="T11">other_counter)),</text:span></text:p>
      <text:p text:style-name="P38"><text:span text:style-name="T18"><text:tab/><text:tab/><text:tab/><text:tab/><text:tab/><text:tab/><text:tab/><text:tab/>end</text:span><text:span text:style-name="T15">=</text:span><text:span text:style-name="T10">""</text:span><text:span text:style-name="T11">,</text:span></text:p>
      <text:p text:style-name="P34"><text:tab/><text:tab/><text:tab/><text:tab/><text:tab/><text:tab/><text:tab/>)</text:p>
      <text:p text:style-name="P38"><text:span text:style-name="T19"><text:tab/><text:tab/><text:tab/><text:tab/><text:tab/><text:tab/>else</text:span><text:span text:style-name="T11">:</text:span></text:p>
      <text:p text:style-name="P39"><text:span text:style-name="T17"><text:tab/><text:tab/><text:tab/><text:tab/><text:tab/><text:tab/><text:tab/>print</text:span><text:span text:style-name="T11">(</text:span><text:span text:style-name="T10">" "</text:span><text:span text:style-name="T11"> </text:span><text:span text:style-name="T15">*</text:span><text:span text:style-name="T11"> (</text:span></text:p>
      <text:p text:style-name="P39"><text:span text:style-name="T11"><text:tab/><text:tab/><text:tab/><text:tab/><text:tab/><text:tab/><text:tab/><text:tab/>counter </text:span><text:span text:style-name="T15">*</text:span><text:span text:style-name="T11"> longest_number_length), </text:span><text:span text:style-name="T18">end</text:span><text:span text:style-name="T15">=</text:span><text:span text:style-name="T10">""</text:span><text:span text:style-name="T11">)</text:span></text:p>
      <text:p text:style-name="P38"><text:span text:style-name="T19"><text:tab/><text:tab/><text:tab/><text:tab/><text:tab/>else</text:span><text:span text:style-name="T11">:</text:span></text:p>
      <text:p text:style-name="P39"><text:soft-page-break/><text:span text:style-name="T17"><text:tab/><text:tab/><text:tab/><text:tab/><text:tab/><text:tab/>print</text:span><text:span text:style-name="T11">(</text:span><text:span text:style-name="T10">" "</text:span><text:span text:style-name="T11"> </text:span><text:span text:style-name="T15">*</text:span><text:span text:style-name="T11"> (</text:span></text:p>
      <text:p text:style-name="P39"><text:span text:style-name="T11"><text:tab/><text:tab/><text:tab/><text:tab/><text:tab/><text:tab/><text:tab/>longest_number_length</text:span></text:p>
      <text:p text:style-name="P39"><text:span text:style-name="T11"><text:tab/><text:tab/><text:tab/><text:tab/><text:tab/><text:tab/><text:tab/></text:span><text:span text:style-name="T15">-</text:span><text:span text:style-name="T11"> </text:span><text:span text:style-name="T17">len</text:span><text:span text:style-name="T11">(</text:span><text:span text:style-name="T14">str</text:span><text:span text:style-name="T11">(line[index]))), </text:span><text:span text:style-name="T18">end</text:span><text:span text:style-name="T15">=</text:span><text:span text:style-name="T10">""</text:span><text:span text:style-name="T11">)</text:span></text:p>
      <text:p text:style-name="P38"><text:span text:style-name="T17"><text:tab/><text:tab/><text:tab/><text:tab/><text:tab/><text:tab/>print</text:span><text:span text:style-name="T11">(line[index], </text:span><text:span text:style-name="T18">end</text:span><text:span text:style-name="T15">=</text:span><text:span text:style-name="T10">""</text:span><text:span text:style-name="T11">)</text:span></text:p>
      <text:p text:style-name="P38"><text:span text:style-name="T17"><text:tab/><text:tab/><text:tab/><text:tab/>print</text:span><text:span text:style-name="T11">()</text:span></text:p>
      <text:p text:style-name="P38"><text:span text:style-name="T11"><text:tab/><text:tab/><text:tab/><text:tab/>counter </text:span><text:span text:style-name="T15">//=</text:span><text:span text:style-name="T11"> </text:span><text:span text:style-name="T16">2</text:span></text:p>
      <text:p text:style-name="P38"><text:span text:style-name="T11"><text:tab/><text:tab/><text:tab/><text:tab/>other_counter </text:span><text:span text:style-name="T15">-=</text:span><text:span text:style-name="T11"> </text:span><text:span text:style-name="T16">1</text:span></text:p>
      <text:p text:style-name="P40"/>
      <text:p text:style-name="P38"><text:span text:style-name="T10">def</text:span><text:span text:style-name="T11"> </text:span><text:span text:style-name="T17">initialise_sample_heap</text:span><text:span text:style-name="T11">() -&gt; Heap:</text:span></text:p>
      <text:p text:style-name="P38"><text:span text:style-name="T11"><text:tab/>heap: Heap </text:span><text:span text:style-name="T15">=</text:span><text:span text:style-name="T11"> Heap()</text:span></text:p>
      <text:p text:style-name="P38"><text:span text:style-name="T11"><text:tab/>heap.insert(</text:span><text:span text:style-name="T16">30</text:span><text:span text:style-name="T11">)</text:span></text:p>
      <text:p text:style-name="P38"><text:span text:style-name="T11"><text:tab/>heap.insert(</text:span><text:span text:style-name="T16">20</text:span><text:span text:style-name="T11">)</text:span></text:p>
      <text:p text:style-name="P38"><text:span text:style-name="T11"><text:tab/>heap.insert(</text:span><text:span text:style-name="T16">5</text:span><text:span text:style-name="T11">)</text:span></text:p>
      <text:p text:style-name="P38"><text:span text:style-name="T11"><text:tab/>heap.insert(</text:span><text:span text:style-name="T16">15</text:span><text:span text:style-name="T11">)</text:span></text:p>
      <text:p text:style-name="P38"><text:span text:style-name="T11"><text:tab/>heap.insert(</text:span><text:span text:style-name="T16">16</text:span><text:span text:style-name="T11">)</text:span></text:p>
      <text:p text:style-name="P38"><text:span text:style-name="T11"><text:tab/>heap.insert(</text:span><text:span text:style-name="T16">22</text:span><text:span text:style-name="T11">)</text:span></text:p>
      <text:p text:style-name="P38"><text:span text:style-name="T11"><text:tab/>heap.insert(</text:span><text:span text:style-name="T16">10</text:span><text:span text:style-name="T11">)</text:span></text:p>
      <text:p text:style-name="P38"><text:span text:style-name="T11"><text:tab/>heap.insert(</text:span><text:span text:style-name="T16">3</text:span><text:span text:style-name="T11">)</text:span></text:p>
      <text:p text:style-name="P38"><text:span text:style-name="T11"><text:tab/>heap.insert(</text:span><text:span text:style-name="T16">8</text:span><text:span text:style-name="T11">)</text:span></text:p>
      <text:p text:style-name="P38"><text:span text:style-name="T11"><text:tab/>heap.insert(</text:span><text:span text:style-name="T16">4</text:span><text:span text:style-name="T11">)</text:span></text:p>
      <text:p text:style-name="P38"><text:span text:style-name="T11"><text:tab/>heap.insert(</text:span><text:span text:style-name="T16">2</text:span><text:span text:style-name="T11">)</text:span></text:p>
      <text:p text:style-name="P38"><text:span text:style-name="T11"><text:tab/>heap.insert(</text:span><text:span text:style-name="T16">19</text:span><text:span text:style-name="T11">)</text:span></text:p>
      <text:p text:style-name="P38"><text:span text:style-name="T11"><text:tab/>heap.insert(</text:span><text:span text:style-name="T16">51</text:span><text:span text:style-name="T11">)</text:span></text:p>
      <text:p text:style-name="P38"><text:span text:style-name="T11"><text:tab/>heap.insert(</text:span><text:span text:style-name="T16">40</text:span><text:span text:style-name="T11">)</text:span></text:p>
      <text:p text:style-name="P38"><text:span text:style-name="T11"><text:tab/>heap.insert(</text:span><text:span text:style-name="T16">13</text:span><text:span text:style-name="T11">)</text:span></text:p>
      <text:p text:style-name="P38"><text:span text:style-name="T11"><text:tab/>heap.insert(</text:span><text:span text:style-name="T16">56</text:span><text:span text:style-name="T11">)</text:span></text:p>
      <text:p text:style-name="P38"><text:span text:style-name="T11"><text:tab/>heap.insert(</text:span><text:span text:style-name="T16">60</text:span><text:span text:style-name="T11">)</text:span></text:p>
      <text:p text:style-name="P38"><text:span text:style-name="T11"><text:tab/>heap.insert(</text:span><text:span text:style-name="T16">11</text:span><text:span text:style-name="T11">)</text:span></text:p>
      <text:p text:style-name="P38"><text:span text:style-name="T11"><text:tab/>heap.insert(</text:span><text:span text:style-name="T16">72</text:span><text:span text:style-name="T11">)</text:span></text:p>
      <text:p text:style-name="P38"><text:span text:style-name="T11"><text:tab/>heap.insert(</text:span><text:span text:style-name="T16">61</text:span><text:span text:style-name="T11">)</text:span></text:p>
      <text:p text:style-name="P38"><text:span text:style-name="T11"><text:tab/>heap.insert(</text:span><text:span text:style-name="T16">82</text:span><text:span text:style-name="T11">)</text:span></text:p>
      <text:p text:style-name="P38"><text:span text:style-name="T19"><text:tab/>return</text:span><text:span text:style-name="T11"> heap</text:span></text:p>
      <text:p text:style-name="P41"/>
      <text:p text:style-name="P38"><text:span text:style-name="T10">def</text:span><text:span text:style-name="T11"> </text:span><text:span text:style-name="T17">main</text:span><text:span text:style-name="T11">():</text:span></text:p>
      <text:p text:style-name="P38"><text:span text:style-name="T11"><text:tab/>heap: Heap </text:span><text:span text:style-name="T15">=</text:span><text:span text:style-name="T11"> initialise_sample_heap()</text:span></text:p>
      <text:p text:style-name="P38"><text:span text:style-name="T17"><text:tab/>print</text:span><text:span text:style-name="T11">(</text:span><text:span text:style-name="T10">"Heap printed as an array:"</text:span><text:span text:style-name="T11">)</text:span></text:p>
      <text:p text:style-name="P38"><text:span text:style-name="T17"><text:tab/>print</text:span><text:span text:style-name="T11">(heap.values</text:span><text:span text:style-name="T13">[:heap.last_index + 1]</text:span><text:span text:style-name="T11">)</text:span></text:p>
      <text:p text:style-name="P38"><text:span text:style-name="T17"><text:tab/>print</text:span><text:span text:style-name="T11">(</text:span><text:span text:style-name="T10">"Heap printed graphically:"</text:span><text:span text:style-name="T11">)</text:span></text:p>
      <text:p text:style-name="P34"><text:tab/>heap.pretty_print_heap()</text:p>
      <text:p text:style-name="P40"/>
      <text:p text:style-name="P38"><text:span text:style-name="T19"><text:tab/>while</text:span><text:span text:style-name="T11"> </text:span><text:span text:style-name="T10">True</text:span><text:span text:style-name="T11">:</text:span></text:p>
      <text:p text:style-name="P38"><text:span text:style-name="T17"><text:tab/><text:tab/>print</text:span><text:span text:style-name="T11">()</text:span></text:p>
      <text:p text:style-name="P38"><text:span text:style-name="T17"><text:tab/><text:tab/>print</text:span><text:span text:style-name="T11">(</text:span><text:span text:style-name="T10">"1 - Insert Number"</text:span><text:span text:style-name="T11">)</text:span></text:p>
      <text:p text:style-name="P38"><text:span text:style-name="T17"><text:tab/><text:tab/>print</text:span><text:span text:style-name="T11">(</text:span><text:span text:style-name="T10">"2 - Find Parent of Index"</text:span><text:span text:style-name="T11">)</text:span></text:p>
      <text:p text:style-name="P38"><text:span text:style-name="T17"><text:tab/><text:tab/>print</text:span><text:span text:style-name="T11">(</text:span><text:span text:style-name="T10">"3 - Find Children of Index"</text:span><text:span text:style-name="T11">)</text:span></text:p>
      <text:p text:style-name="P38"><text:span text:style-name="T17"><text:tab/><text:tab/>print</text:span><text:span text:style-name="T11">(</text:span><text:span text:style-name="T10">"4 - Delete Smallest"</text:span><text:span text:style-name="T11">)</text:span></text:p>
      <text:p text:style-name="P38"><text:span text:style-name="T17"><text:tab/><text:tab/>print</text:span><text:span text:style-name="T11">(</text:span><text:span text:style-name="T10">"5 - Print Heap"</text:span><text:span text:style-name="T11">)</text:span></text:p>
      <text:p text:style-name="P38"><text:span text:style-name="T17"><text:tab/><text:tab/>print</text:span><text:span text:style-name="T11">(</text:span><text:span text:style-name="T10">"6 - Exit"</text:span><text:span text:style-name="T11">)</text:span></text:p>
      <text:p text:style-name="P40"/>
      <text:p text:style-name="P38"><text:span text:style-name="T11"><text:tab/><text:tab/>input_number: </text:span><text:span text:style-name="T14">str</text:span><text:span text:style-name="T11"> </text:span><text:span text:style-name="T15">=</text:span><text:span text:style-name="T11"> </text:span><text:span text:style-name="T17">input</text:span><text:span text:style-name="T11">(</text:span><text:span text:style-name="T10">"Select an number: "</text:span><text:span text:style-name="T11">)</text:span></text:p>
      <text:p text:style-name="P40"/>
      <text:p text:style-name="P38"><text:span text:style-name="T19"><text:tab/><text:tab/>match</text:span><text:span text:style-name="T11"> input_number:</text:span></text:p>
      <text:p text:style-name="P38"><text:span text:style-name="T19"><text:tab/><text:tab/><text:tab/>case</text:span><text:span text:style-name="T11"> </text:span><text:span text:style-name="T10">"1"</text:span><text:span text:style-name="T11">:</text:span></text:p>
      <text:p text:style-name="P38"><text:span text:style-name="T11"><text:tab/><text:tab/><text:tab/><text:tab/>number_in: </text:span><text:span text:style-name="T14">str</text:span><text:span text:style-name="T11"> </text:span><text:span text:style-name="T15">=</text:span><text:span text:style-name="T11"> </text:span><text:span text:style-name="T17">input</text:span><text:span text:style-name="T11">(</text:span><text:span text:style-name="T10">"Input number to insert: "</text:span><text:span text:style-name="T11">)</text:span></text:p>
      <text:p text:style-name="P38"><text:span text:style-name="T19"><text:tab/><text:tab/><text:tab/><text:tab/>if</text:span><text:span text:style-name="T11"> number_in.isdigit():</text:span></text:p>
      <text:p text:style-name="P38"><text:span text:style-name="T11"><text:tab/><text:tab/><text:tab/><text:tab/><text:tab/>heap.insert(</text:span><text:span text:style-name="T14">int</text:span><text:span text:style-name="T11">(number_in))</text:span></text:p>
      <text:p text:style-name="P38"><text:span text:style-name="T17"><text:tab/><text:tab/><text:tab/><text:tab/><text:tab/>print</text:span><text:span text:style-name="T11">(</text:span><text:span text:style-name="T10">"Number inserted."</text:span><text:span text:style-name="T11">)</text:span></text:p>
      <text:p text:style-name="P38"><text:span text:style-name="T19"><text:tab/><text:tab/><text:tab/><text:tab/>else</text:span><text:span text:style-name="T11">:</text:span></text:p>
      <text:p text:style-name="P38"><text:span text:style-name="T17"><text:tab/><text:tab/><text:tab/><text:tab/><text:tab/>print</text:span><text:span text:style-name="T11">(</text:span><text:span text:style-name="T10">"Not a number put in!"</text:span><text:span text:style-name="T11">)</text:span></text:p>
      <text:p text:style-name="P38"><text:span text:style-name="T19"><text:tab/><text:tab/><text:tab/>case</text:span><text:span text:style-name="T11"> </text:span><text:span text:style-name="T10">"2"</text:span><text:span text:style-name="T11">:</text:span></text:p>
      <text:p text:style-name="P38"><text:span text:style-name="T11"><text:tab/><text:tab/><text:tab/><text:tab/>number_in: </text:span><text:span text:style-name="T14">str</text:span><text:span text:style-name="T11"> </text:span><text:span text:style-name="T15">=</text:span><text:span text:style-name="T11"> </text:span><text:span text:style-name="T17">input</text:span><text:span text:style-name="T11">(</text:span><text:span text:style-name="T10">"Input index to get parent: "</text:span><text:span text:style-name="T11">)</text:span></text:p>
      <text:p text:style-name="P38"><text:span text:style-name="T19"><text:tab/><text:tab/><text:tab/><text:tab/>if</text:span><text:span text:style-name="T11"> number_in.isdigit():</text:span></text:p>
      <text:p text:style-name="P38"><text:span text:style-name="T17"><text:tab/><text:tab/><text:tab/><text:tab/><text:tab/>print</text:span><text:span text:style-name="T11">(</text:span><text:span text:style-name="T10">f"Parent index: {</text:span><text:span text:style-name="T11">heap.find_parent(</text:span><text:span text:style-name="T14">int</text:span><text:span text:style-name="T11">(number_in))</text:span><text:span text:style-name="T10">}"</text:span><text:span text:style-name="T11">)</text:span></text:p>
      <text:p text:style-name="P38"><text:span text:style-name="T19"><text:tab/><text:tab/><text:tab/><text:tab/>else</text:span><text:span text:style-name="T11">:</text:span></text:p>
      <text:p text:style-name="P38"><text:span text:style-name="T17"><text:tab/><text:tab/><text:tab/><text:tab/><text:tab/>print</text:span><text:span text:style-name="T11">(</text:span><text:span text:style-name="T10">"Not a number put in!"</text:span><text:span text:style-name="T11">)</text:span></text:p>
      <text:p text:style-name="P38"><text:span text:style-name="T19"><text:tab/><text:tab/><text:tab/>case</text:span><text:span text:style-name="T11"> </text:span><text:span text:style-name="T10">"3"</text:span><text:span text:style-name="T11">:</text:span></text:p>
      <text:p text:style-name="P38"><text:span text:style-name="T11"><text:tab/><text:tab/><text:tab/><text:tab/>number_in: </text:span><text:span text:style-name="T14">str</text:span><text:span text:style-name="T11"> </text:span><text:span text:style-name="T15">=</text:span><text:span text:style-name="T11"> </text:span><text:span text:style-name="T17">input</text:span><text:span text:style-name="T11">(</text:span><text:span text:style-name="T10">"Input index to get children: "</text:span><text:span text:style-name="T11">)</text:span></text:p>
      <text:p text:style-name="P38"><text:span text:style-name="T19"><text:tab/><text:tab/><text:tab/><text:tab/>if</text:span><text:span text:style-name="T11"> number_in.isdigit():</text:span></text:p>
      <text:p text:style-name="P38"><text:span text:style-name="T17"><text:tab/><text:tab/><text:tab/><text:tab/><text:tab/>print</text:span><text:span text:style-name="T11">(</text:span><text:span text:style-name="T10">f"Children indexes: {</text:span><text:span text:style-name="T11">heap.find_child(</text:span><text:span text:style-name="T14">int</text:span><text:span text:style-name="T11">(number_in))</text:span><text:span text:style-name="T10">}"</text:span><text:span text:style-name="T11">)</text:span></text:p>
      <text:p text:style-name="P38"><text:span text:style-name="T19"><text:tab/><text:tab/><text:tab/><text:tab/>else</text:span><text:span text:style-name="T11">:</text:span></text:p>
      <text:p text:style-name="P38"><text:span text:style-name="T17"><text:tab/><text:tab/><text:tab/><text:tab/><text:tab/>print</text:span><text:span text:style-name="T11">(</text:span><text:span text:style-name="T10">"Not a number put in!"</text:span><text:span text:style-name="T11">)</text:span></text:p>
      <text:p text:style-name="P38"><text:span text:style-name="T19"><text:tab/><text:tab/><text:tab/>case</text:span><text:span text:style-name="T11"> </text:span><text:span text:style-name="T10">"4"</text:span><text:span text:style-name="T11">:</text:span></text:p>
      <text:p text:style-name="P34"><text:tab/><text:tab/><text:tab/><text:tab/>heap.delete_small()</text:p>
      <text:p text:style-name="P38"><text:span text:style-name="T17"><text:tab/><text:tab/><text:tab/><text:tab/>print</text:span><text:span text:style-name="T11">(</text:span><text:span text:style-name="T10">"Smallest deleted."</text:span><text:span text:style-name="T11">)</text:span></text:p>
      <text:p text:style-name="P38"><text:span text:style-name="T19"><text:tab/><text:tab/><text:tab/>case</text:span><text:span text:style-name="T11"> </text:span><text:span text:style-name="T10">"5"</text:span><text:span text:style-name="T11">:</text:span></text:p>
      <text:p text:style-name="P38"><text:soft-page-break/><text:span text:style-name="T17"><text:tab/><text:tab/><text:tab/><text:tab/>print</text:span><text:span text:style-name="T11">(</text:span><text:span text:style-name="T10">"Heap printed as an array:"</text:span><text:span text:style-name="T11">)</text:span></text:p>
      <text:p text:style-name="P38"><text:span text:style-name="T17"><text:tab/><text:tab/><text:tab/><text:tab/>print</text:span><text:span text:style-name="T11">(heap.values</text:span><text:span text:style-name="T13">[:heap.last_index + 1]</text:span><text:span text:style-name="T11">)</text:span></text:p>
      <text:p text:style-name="P38"><text:span text:style-name="T17"><text:tab/><text:tab/><text:tab/><text:tab/>print</text:span><text:span text:style-name="T11">(</text:span><text:span text:style-name="T10">"Heap printed graphically:"</text:span><text:span text:style-name="T11">)</text:span></text:p>
      <text:p text:style-name="P34"><text:tab/><text:tab/><text:tab/><text:tab/>heap.pretty_print_heap()</text:p>
      <text:p text:style-name="P38"><text:span text:style-name="T19"><text:tab/><text:tab/><text:tab/>case</text:span><text:span text:style-name="T11"> </text:span><text:span text:style-name="T10">"6"</text:span><text:span text:style-name="T11">:</text:span></text:p>
      <text:p text:style-name="P35"><text:tab/><text:tab/><text:tab/><text:tab/>break</text:p>
      <text:p text:style-name="P38"><text:span text:style-name="T19"><text:tab/><text:tab/><text:tab/>case</text:span><text:span text:style-name="T11"> _:</text:span></text:p>
      <text:p text:style-name="P38"><text:span text:style-name="T17"><text:tab/><text:tab/><text:tab/><text:tab/>print</text:span><text:span text:style-name="T11">(</text:span><text:span text:style-name="T10">"Input numbers 1 - 5!"</text:span><text:span text:style-name="T11">)</text:span></text:p>
      <text:p text:style-name="P38"><text:span text:style-name="T19"><text:line-break/><text:line-break/>if</text:span><text:span text:style-name="T11"> </text:span><text:span text:style-name="T18">__name__</text:span><text:span text:style-name="T11"> </text:span><text:span text:style-name="T15">==</text:span><text:span text:style-name="T11"> </text:span><text:span text:style-name="T10">"__main__"</text:span><text:span text:style-name="T11">:</text:span></text:p>
      <text:p text:style-name="P34"><text:tab/>main()</text:p>
      <text:p text:style-name="P40"/>
      <text:h text:style-name="Heading_20_1" text:outline-level="1"><text:bookmark-start text:name="__RefHeading___Toc377_2152874304"/>Conclusion<text:bookmark-end text:name="__RefHeading___Toc377_2152874304"/></text:h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5:31:14.659427763</meta:creation-date>
    <dc:date>2023-12-04T11:10:04.330005606</dc:date>
    <meta:editing-duration>PT4H43M33S</meta:editing-duration>
    <meta:editing-cycles>14</meta:editing-cycles>
    <meta:generator>LibreOffice/7.6.3.2$Linux_X86_64 LibreOffice_project/29d686fea9f6705b262d369fede658f824154cc0</meta:generator>
    <meta:document-statistic meta:table-count="0" meta:image-count="0" meta:object-count="0" meta:page-count="9" meta:paragraph-count="296" meta:word-count="1269" meta:character-count="9590" meta:non-whitespace-character-count="7945"/>
  </office:meta>
</office:document-meta>
</file>